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99.99pt"/>
    </style:style>
    <style:style style:name="co2" style:family="table-column">
      <style:table-column-properties fo:break-before="auto" style:column-width="250.81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28.49pt" fo:break-before="auto" style:use-optimal-row-height="false"/>
    </style:style>
    <style:style style:name="ro2" style:family="table-row">
      <style:table-row-properties style:row-height="27.01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LEN(TRIM([.B17]))&gt;0)" style:apply-style-name="ConditionalStyle_5f_1" style:base-cell-address="'Hoja 1'.B17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 style:data-style-name="N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ocumentación del tiempo empleado.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TAREA REALIZADA</text:p>
          </table:table-cell>
          <table:table-cell table:style-name="ce2" office:value-type="string" calcext:value-type="string">
            <text:p>TIEMPO EMPLEADO EN MINUTOS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Redactar idea del proyecto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Requisitos funcionales y niveles de acabad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Diagrama entidad relación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odelo de datos</text:p>
          </table:table-cell>
          <table:table-cell table:style-name="ce6" office:value-type="float" office:value="90" calcext:value-type="float">
            <text:p>90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3" office:value-type="string" calcext:value-type="string">
            <text:p>Mapa del aplicativo</text:p>
          </table:table-cell>
          <table:table-cell table:style-name="ce6" office:value-type="float" office:value="25" calcext:value-type="float">
            <text:p>25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3" office:value-type="string" calcext:value-type="string">
            <text:p>Sketch (rol paciente)</text:p>
          </table:table-cell>
          <table:table-cell table:style-name="ce6" office:value-type="float" office:value="300" calcext:value-type="float">
            <text:p>300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3" office:value-type="string" calcext:value-type="string">
            <text:p>Wireframe (rol paciente)</text:p>
          </table:table-cell>
          <table:table-cell table:style-name="ce6" office:value-type="float" office:value="180" calcext:value-type="float">
            <text:p>180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3" office:value-type="string" calcext:value-type="string">
            <text:p>Calendario HTML (Intento 1)</text:p>
          </table:table-cell>
          <table:table-cell table:style-name="ce6" office:value-type="float" office:value="180" calcext:value-type="float">
            <text:p>180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3" office:value-type="string" calcext:value-type="string">
            <text:p>Treatments y Routines mockUp </text:p>
          </table:table-cell>
          <table:table-cell table:style-name="ce6" office:value-type="float" office:value="80" calcext:value-type="float">
            <text:p>80</text:p>
          </table:table-cell>
          <table:table-cell table:style-name="ce9"/>
          <table:table-cell table:number-columns-repeated="13"/>
          <table:table-cell table:style-name="ce10"/>
          <table:table-cell table:number-columns-repeated="1007"/>
        </table:table-row>
        <table:table-row table:style-name="ro3">
          <table:table-cell table:style-name="ce3" office:value-type="string" calcext:value-type="string">
            <text:p>Files mockUp</text:p>
          </table:table-cell>
          <table:table-cell table:style-name="ce6" office:value-type="float" office:value="67" calcext:value-type="float">
            <text:p>67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3" office:value-type="string" calcext:value-type="string">
            <text:p>Measurements mockUp</text:p>
          </table:table-cell>
          <table:table-cell table:style-name="ce6" office:value-type="float" office:value="30" calcext:value-type="float">
            <text:p>30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3" office:value-type="string" calcext:value-type="string">
            <text:p>Preparación del excel para gestión del tiempo</text:p>
          </table:table-cell>
          <table:table-cell table:style-name="ce6" office:value-type="float" office:value="37" calcext:value-type="float">
            <text:p>37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3" office:value-type="string" calcext:value-type="string">
            <text:p>Últimos retoques treatments, routines, files... mockUp</text:p>
          </table:table-cell>
          <table:table-cell table:style-name="ce6" office:value-type="float" office:value="12" calcext:value-type="float">
            <text:p>12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7" table:formula="of:=SUM([.B3:.B15])&amp;&quot; Minutos&quot;" office:value-type="string" office:string-value="1186 Minutos" calcext:value-type="string">
            <text:p>1186 Minutos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5" office:value-type="string" calcext:value-type="string">
            <text:p>TOTAL EN HORAS</text:p>
          </table:table-cell>
          <table:table-cell table:style-name="ce8" table:formula="of:=TRUNC(VALUE(MID([.B16];1;LEN([.B16])-8))/60;0)&amp;&quot; Horas &quot;&amp;TRUNC(MOD(VALUE(MID([.B16];1;LEN([.B16])-8));60);0)&amp; &quot; Minutos&quot;" office:value-type="string" office:string-value="19 Horas 46 Minutos" calcext:value-type="string">
            <text:p>19 Horas 46 Minutos</text:p>
          </table:table-cell>
          <table:table-cell table:style-name="ce9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5" table:number-rows-repeated="104855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Hoja 1'.B17:'Hoja 1'.B17">
            <calcext:condition calcext:apply-style-name="ConditionalStyle_1" calcext:value="formula-is(LEN(TRIM([.B17]))&gt;0)" calcext:base-cell-address="'Hoja 1'.B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:</number:text>
      <number:minutes number:style="long"/>
      <number:text>:</number:text>
      <number:seconds number:style="long"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3" meta:object-count="0"/>
    <meta:generator>LibreOfficeDev/6.0.5.2$Linux_X86_64 LibreOffice_project/</meta:generator>
  </office:meta>
</office:document-meta>
</file>